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CI/CD Azure Lab</text:p>
      <text:p text:style-name="P1"/>
      <text:p text:style-name="P1">## 📌 Description</text:p>
      <text:p text:style-name="P1">This repository contains practical implementations and hands-on labs for Continuous Integration and Continuous Deployment (CI/CD) using Azure DevOps. It is created for academic learning and practice purposes.</text:p>
      <text:p text:style-name="P1"/>
      <text:p text:style-name="P1">## 🎯 Objectives</text:p>
      <text:p text:style-name="P1">- Understand CI/CD concepts</text:p>
      <text:p text:style-name="P1">- Learn Azure DevOps pipelines</text:p>
      <text:p text:style-name="P1">- Implement build and release automation</text:p>
      <text:p text:style-name="P1">- Practice YAML-based pipelines</text:p>
      <text:p text:style-name="P1"/>
      <text:p text:style-name="P1">## 🛠 Tools &amp; Technologies</text:p>
      <text:p text:style-name="P1">- Azure DevOps</text:p>
      <text:p text:style-name="P1">- Azure Pipelines</text:p>
      <text:p text:style-name="P1">- Git &amp; GitHub</text:p>
      <text:p text:style-name="P1">- YAML</text:p>
      <text:p text:style-name="P1">- Ubuntu (Agent)</text:p>
      <text:p text:style-name="P1"/>
      <text:p text:style-name="P1">## 📂 Repository Structure</text:p>
      <text:p text:style-name="P1">- `azure-pipelines.yml` – Azure CI/CD pipeline configuration</text:p>
      <text:p text:style-name="P1">- `notes.md` – Theory and explanation of CI/CD concepts</text:p>
      <text:p text:style-name="P1">- `.gitignore` – Files to be ignored by Git</text:p>
      <text:p text:style-name="P1"/>
      <text:p text:style-name="P1">## 👩‍💻 Author</text:p>
      <text:p text:style-name="P1">**Tanvi Dhanaji Shinde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3T10:37:55.852623051</meta:creation-date>
    <dc:date>2026-01-13T10:40:10.127064923</dc:date>
    <meta:editing-duration>PT2M15S</meta:editing-duration>
    <meta:editing-cycles>1</meta:editing-cycles>
    <meta:document-statistic meta:table-count="0" meta:image-count="0" meta:object-count="0" meta:page-count="1" meta:paragraph-count="20" meta:word-count="108" meta:character-count="694" meta:non-whitespace-character-count="603"/>
    <meta:generator>LibreOffice/25.8.4.2$Linux_X86_64 LibreOffice_project/0366609b1de41a39e1896ae41e33c673f2a73802</meta:generator>
  </office:meta>
</office:document-meta>
</file>